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437612398607675672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7319866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339460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344747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644406550918061807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267292582143404233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338104666982865195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984396490597630824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08213663136799271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166108728967766346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789843641625475112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2573667938892969195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  <text:p text:style-name="P25"/>
      <text:p text:style-name="P25">Mon May 20, 2019 <text:span text:style-name="T2">6 miles</text:span> <text:s/></text:p>
      <text:p text:style-name="P25">I ran 6 miles out and back on hilly Limber Rd. <text:s/>Average pace near 11:00/mi.</text:p>
      <text:p text:style-name="P25">Sum of ascents along the course is 530 feet.</text:p>
      <text:p text:style-name="P25"/>
      <text:p text:style-name="P25">Tues May 21, 2019 <text:span text:style-name="T2">4 miles</text:span> <text:s text:c="2"/></text:p>
      <text:p text:style-name="P25">I ran 4 miles on hilly roads at various paces averaging 10:48/mile. <text:s/>This run included a slightly downhill ½ mile in 4:0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1T17:12:25.97</dc:date>
    <dc:creator>James  Lombardi</dc:creator>
    <meta:editing-duration>P8DT19H19M52S</meta:editing-duration>
    <meta:editing-cycles>779</meta:editing-cycles>
    <meta:generator>OpenOffice/4.1.2$Win32 OpenOffice.org_project/412m3$Build-9782</meta:generator>
    <meta:document-statistic meta:table-count="0" meta:image-count="0" meta:object-count="0" meta:page-count="35" meta:paragraph-count="895" meta:word-count="11237" meta:character-count="56446"/>
  </office:meta>
</office:document-meta>
</file>